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e6bb" officeooo:paragraph-rsid="0010e6bb"/>
    </style:style>
    <style:style style:name="P2" style:family="paragraph" style:parent-style-name="Standard">
      <style:text-properties officeooo:rsid="0010e6bb" officeooo:paragraph-rsid="0011dc6a"/>
    </style:style>
    <style:style style:name="P3" style:family="paragraph" style:parent-style-name="Standard">
      <style:text-properties officeooo:rsid="0010e6bb" officeooo:paragraph-rsid="00136cab"/>
    </style:style>
    <style:style style:name="P4" style:family="paragraph" style:parent-style-name="Standard">
      <style:text-properties officeooo:rsid="00136cab" officeooo:paragraph-rsid="00136cab"/>
    </style:style>
    <style:style style:name="P5" style:family="paragraph" style:parent-style-name="Standard">
      <style:text-properties fo:font-style="normal" style:text-underline-style="none" fo:font-weight="normal" officeooo:rsid="0010e6bb" officeooo:paragraph-rsid="0015953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officeooo:rsid="001733e1" officeooo:paragraph-rsid="001733e1" style:font-style-asian="normal" style:font-style-complex="normal"/>
    </style:style>
    <style:style style:name="P7" style:family="paragraph" style:parent-style-name="Standard">
      <style:text-properties officeooo:rsid="0010e6bb" officeooo:paragraph-rsid="0010e6bb"/>
    </style:style>
    <style:style style:name="P8" style:family="paragraph" style:parent-style-name="Standard">
      <style:text-properties officeooo:rsid="0010e6bb" officeooo:paragraph-rsid="00136cab"/>
    </style:style>
    <style:style style:name="P9" style:family="paragraph" style:parent-style-name="Standard">
      <style:text-properties officeooo:rsid="00136cab" officeooo:paragraph-rsid="00136cab"/>
    </style:style>
    <style:style style:name="P10" style:family="paragraph" style:parent-style-name="Standard">
      <style:text-properties officeooo:rsid="00136cab" officeooo:paragraph-rsid="00159534"/>
    </style:style>
    <style:style style:name="P11" style:family="paragraph" style:parent-style-name="Standard">
      <style:text-properties officeooo:rsid="00159534" officeooo:paragraph-rsid="00136cab"/>
    </style:style>
    <style:style style:name="P12" style:family="paragraph" style:parent-style-name="Standard">
      <style:text-properties officeooo:rsid="00159534" officeooo:paragraph-rsid="00159534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e6bb" officeooo:paragraph-rsid="0010e6b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e6bb" officeooo:paragraph-rsid="0011dc6a" style:font-weight-asian="bold" style:font-weight-complex="bold"/>
    </style:style>
    <style:style style:name="P15" style:family="paragraph" style:parent-style-name="Standard">
      <style:text-properties officeooo:rsid="0011dc6a" officeooo:paragraph-rsid="0011dc6a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e6bb" officeooo:paragraph-rsid="0010e6bb" style:font-weight-asian="bold" style:font-weight-complex="bold"/>
    </style:style>
    <style:style style:name="P17" style:family="paragraph" style:parent-style-name="Standard">
      <style:text-properties officeooo:rsid="0017ab56" officeooo:paragraph-rsid="0017ab56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italic" style:text-underline-style="solid" style:text-underline-width="auto" style:text-underline-color="font-color" officeooo:rsid="0010e6bb" officeooo:paragraph-rsid="0010e6bb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style:text-underline-style="solid" style:text-underline-width="auto" style:text-underline-color="font-color" officeooo:rsid="0010e6bb" officeooo:paragraph-rsid="0010e6bb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0e6bb" officeooo:paragraph-rsid="0010e6bb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ab56" officeooo:paragraph-rsid="0017ab5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c6a"/>
    </style:style>
    <style:style style:name="T3" style:family="text">
      <style:text-properties style:text-underline-style="solid" style:text-underline-width="auto" style:text-underline-color="font-color" officeooo:rsid="00159534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59534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136ca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159534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11dc6a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2234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36ca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42f48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5953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59534" style:font-style-asian="normal" style:font-style-complex="normal"/>
    </style:style>
    <style:style style:name="T24" style:family="text">
      <style:text-properties officeooo:rsid="00122347"/>
    </style:style>
    <style:style style:name="T25" style:family="text">
      <style:text-properties officeooo:rsid="0015953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9534" style:font-weight-asian="bold" style:font-weight-complex="bold"/>
    </style:style>
    <style:style style:name="T28" style:family="text">
      <style:text-properties fo:font-weight="bold" officeooo:rsid="0017ab56" style:font-weight-asian="bold" style:font-weight-complex="bold"/>
    </style:style>
    <style:style style:name="T29" style:family="text">
      <style:text-properties officeooo:rsid="0017ab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chema – <text:span text:style-name="T24">NOT FINAL</text:span></text:p>
      <text:p text:style-name="P6">Attribute types:</text:p>
      <text:p text:style-name="P18">Primary Key</text:p>
      <text:p text:style-name="P19">Foreign Key</text:p>
      <text:p text:style-name="P20"><text:span text:style-name="T15">Multiple Field</text:span></text:p>
      <text:p text:style-name="P21">Conditionally Optional Field*</text:p>
      <text:p text:style-name="P21">Entirely Optional Field**</text:p>
      <text:p text:style-name="P1"/>
      <text:p text:style-name="P13"><text:span text:style-name="T1">Tables (</text:span><text:span text:style-name="T2">Required</text:span><text:span text:style-name="T1"> Content)</text:span>:</text:p>
      <text:p text:style-name="P1"/>
      <text:p text:style-name="P3"><text:span text:style-name="T19">Person</text:span><text:span text:style-name="T17"> (</text:span><text:span text:style-name="T4">ID</text:span><text:span text:style-name="T17">, </text:span><text:span text:style-name="T12">person</text:span><text:span text:style-name="T19">_</text:span><text:span text:style-name="T12">type_id</text:span><text:span text:style-name="T19">, first_name, middle_initial**, last_name</text:span><text:span text:style-name="T18">,</text:span><text:span text:style-name="T17"> </text:span><text:span text:style-name="T15">address</text:span><text:span text:style-name="T17">, </text:span><text:span text:style-name="T15">credit_card*</text:span><text:span text:style-name="T17">, </text:span><text:span text:style-name="T15">orde</text:span><text:span text:style-name="T16">rs*,</text:span><text:span text:style-name="T19"> salary*,</text:span><text:span text:style-name="T16"> </text:span><text:span text:style-name="T19">cart()*, balance()*</text:span><text:span text:style-name="T17">) – </text:span><text:span text:style-name="T19">Use triggers to specify required fields</text:span></text:p>
      <text:p text:style-name="P3"><text:span text:style-name="T19"/></text:p>
      <text:p text:style-name="P4"><text:span text:style-name="T17">Order (</text:span><text:span text:style-name="T4">ID</text:span><text:span text:style-name="T17">, </text:span><text:span text:style-name="T15">products</text:span><text:span text:style-name="T17">, </text:span><text:span text:style-name="T11">person_id</text:span><text:span text:style-name="T17">, </text:span><text:span text:style-name="T11">completion_status_id</text:span><text:span text:style-name="T17">, </text:span><text:span text:style-name="T11">billing_address,</text:span><text:span text:style-name="T17"> </text:span><text:span text:style-name="T11">shipping_address</text:span><text:span text:style-name="T17">, date_of_submission, total_cost()) – </text:span><text:span text:style-name="T21">uses link table for orders-to-products</text:span></text:p>
      <text:p text:style-name="P4"><text:span text:style-name="T17"/></text:p>
      <text:p text:style-name="P4"><text:span text:style-name="T17">Warehouse (</text:span><text:span text:style-name="T4">ID</text:span><text:span text:style-name="T17">, </text:span><text:span text:style-name="T11">address</text:span><text:span text:style-name="T17">, storage_capacity, </text:span><text:span text:style-name="T15">stock</text:span><text:span text:style-name="T17">) – </text:span><text:span text:style-name="T20">Stupid version, use floor area for extra shinyness NOT NEEDED</text:span></text:p>
      <text:p text:style-name="P5"><text:line-break/><text:span text:style-name="T25">Product (</text:span><text:span text:style-name="T6">ID</text:span><text:span text:style-name="T25">, </text:span><text:span text:style-name="T3">type_id</text:span><text:span text:style-name="T25">, price, image**, description, nutrition_facts*, alcohol_content*, </text:span><text:span text:style-name="T27">warehouse_stock</text:span><text:span text:style-name="T25">, </text:span><text:span text:style-name="T27">orders</text:span><text:span text:style-name="T25">) – uses link table for orders-to-products</text:span></text:p>
      <text:p text:style-name="P1"/>
      <text:p text:style-name="P1"/>
      <text:p text:style-name="P14"><text:span text:style-name="T1">Tables (</text:span><text:span text:style-name="T2">Non-Required</text:span><text:span text:style-name="T1"> Content)</text:span>:</text:p>
      <text:p text:style-name="P2"/>
      <text:p text:style-name="P4">Address <text:span text:style-name="T25">(</text:span><text:span text:style-name="T6">ID</text:span><text:span text:style-name="T23">, street_number, apt_number**, city, </text:span><text:span text:style-name="T14">state_code_id</text:span><text:span text:style-name="T23">, zip_code, </text:span><text:span text:style-name="T14">address_type_id</text:span><text:span text:style-name="T25">)</text:span></text:p>
      <text:p text:style-name="P12"/>
      <text:p text:style-name="P12">Credit Card (<text:span text:style-name="T5">ID</text:span><text:span text:style-name="T22">, </text:span><text:span text:style-name="T13">person_id</text:span><text:span text:style-name="T22">, card_number, expiration_date, security_code, </text:span><text:span text:style-name="T13">card_type_id</text:span><text:span text:style-name="T22">, </text:span><text:span text:style-name="T13">billing_address_id</text:span>)</text:p>
      <text:p text:style-name="P15"/>
      <text:p text:style-name="P15"/>
      <text:p text:style-name="P13"><text:span text:style-name="T1">Tables (Helper Content)</text:span>:</text:p>
      <text:p text:style-name="P4"/>
      <text:p text:style-name="P4">Person Type<text:span text:style-name="T25">s</text:span> (<text:span text:style-name="T6">ID</text:span><text:span text:style-name="T23">, person_type</text:span>)</text:p>
      <text:p text:style-name="P4"/>
      <text:p text:style-name="P4">Product Type<text:span text:style-name="T25">s</text:span> (<text:span text:style-name="T6">ID</text:span><text:span text:style-name="T23">, product_type</text:span>)</text:p>
      <text:p text:style-name="P11"/>
      <text:p text:style-name="P12">Address Types (<text:span text:style-name="T5">ID</text:span><text:span text:style-name="T22">, address_type</text:span>)</text:p>
      <text:p text:style-name="P10"/>
      <text:p text:style-name="P10">Completion Status (<text:span text:style-name="T6">ID</text:span><text:span text:style-name="T23">, order_completion_status</text:span>)</text:p>
      <text:p text:style-name="P12"/>
      <text:p text:style-name="P12">State Codes (<text:span text:style-name="T5">ID</text:span><text:span text:style-name="T22">, state_code</text:span>)</text:p>
      <text:p text:style-name="P12"/>
      <text:p text:style-name="P12">Order to Product Link (<text:span text:style-name="T5">order_id,</text:span><text:span text:style-name="T8"> </text:span><text:span text:style-name="T5">product_id</text:span><text:span text:style-name="T22">)</text:span></text:p>
      <text:p text:style-name="P1"/>
      <text:p text:style-name="P17">Warehouse to Product Link (<text:span text:style-name="T5">warehouse_id,</text:span><text:span text:style-name="T8"> </text:span><text:span text:style-name="T5">product_id</text:span><text:span text:style-name="T17">, quantit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1:37:06.022059621</meta:creation-date>
    <dc:date>2016-12-30T06:12:15.261569966</dc:date>
    <meta:editing-duration>PT3H18M31S</meta:editing-duration>
    <meta:editing-cycles>4</meta:editing-cycles>
    <meta:generator>LibreOffice/5.2.1.2$Linux_X86_64 LibreOffice_project/20m0$Build-2</meta:generator>
    <meta:document-statistic meta:table-count="0" meta:image-count="0" meta:object-count="0" meta:page-count="1" meta:paragraph-count="23" meta:word-count="138" meta:character-count="1274" meta:non-whitespace-character-count="1153"/>
  </office:meta>
</office:document-meta>
</file>